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1.488cm" fo:min-width="4.61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2.265cm" fo:min-width="4.61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2.265cm" fo:min-width="5.3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svg:stroke-color="#ed1515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2.057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2.057cm" fo:min-width="5.2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svg:stroke-color="#9b59b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svg:stroke-color="#9b59b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ed151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1.488cm" fo:min-width="4.6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1.488cm" fo:min-width="5.3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1.488cm" fo:min-width="4.948cm" fo:padding-top="0.151cm" fo:padding-bottom="0.151cm" fo:padding-left="0.276cm" fo:padding-right="0.276cm"/>
    </style:style>
    <style:style style:name="gr14" style:family="graphic" style:parent-style-name="objectwithoutfill">
      <style:graphic-properties draw:stroke="dash" draw:stroke-dash="Dashed_20__28_var_29_" svg:stroke-width="0.053cm" svg:stroke-color="#f674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Dashed_20__28_var_29_" svg:stroke-width="0.053cm" svg:stroke-color="#1cdc9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Dashed_20__28_var_29_" svg:stroke-width="0.053cm" svg:stroke-color="#1d99f3" draw:marker-start-width="0.279cm" draw:marker-end="Arrow" draw:marker-end-width="0.379cm" draw:fill="none" draw:textarea-vertical-align="bottom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Dashed_20__28_var_29_" svg:stroke-width="0.053cm" svg:stroke-color="#c9ce3b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2.265cm" fo:min-width="4.617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2.465cm" fo:min-width="5.113cm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Dashed_20__28_var_29_" svg:stroke-width="0.053cm" svg:stroke-color="#1d99f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Dashed_20__28_var_29_" svg:stroke-width="0.053cm" svg:stroke-color="#ed151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232629" draw:marker-start-width="0.279cm" draw:marker-end-width="0.279cm" draw:fill-color="#fcfcfc" draw:textarea-horizontal-align="justify" draw:textarea-vertical-align="middle" draw:auto-grow-height="false" fo:min-height="2.165cm" fo:min-width="6.548cm" fo:padding-top="0.151cm" fo:padding-bottom="0.151cm" fo:padding-left="0.276cm" fo:padding-right="0.276cm"/>
    </style:style>
    <style:style style:name="gr23" style:family="graphic" style:parent-style-name="objectwithoutfill">
      <style:graphic-properties draw:stroke="solid" draw:stroke-dash="Dashed_20__28_var_29_" svg:stroke-width="0.053cm" svg:stroke-color="#95a5a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draw:stroke="solid" draw:stroke-dash="Dashed_20__28_var_29_" svg:stroke-width="0.053cm" svg:stroke-color="#ed151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fo:min-height="2.95cm"/>
    </style:style>
    <style:style style:name="gr26" style:family="graphic" style:parent-style-name="standard">
      <style:graphic-properties draw:stroke="none" svg:stroke-color="#000000" draw:fill="none" draw:fill-color="#ffffff" fo:min-height="1.85cm"/>
    </style:style>
    <style:style style:name="gr27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-color="#fcfcf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cfcfc"/>
      <style:paragraph-properties fo:text-align="center"/>
      <style:text-properties style:font-name="Liberation Sans1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cfcfc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style:text-autospace="none"/>
    </style:style>
    <style:style style:name="P8" style:family="paragraph">
      <loext:graphic-properties draw:fill-color="#fcfcfc"/>
      <style:paragraph-properties fo:text-align="start" style:text-autospace="none"/>
      <style:text-properties style:font-name="Liberation Sans1" fo:font-size="11pt" style:font-name-asian="Courier New" style:font-size-asian="11pt" style:font-name-complex="Courier New" style:font-size-complex="11pt"/>
    </style:style>
    <style:style style:name="P9" style:family="paragraph">
      <style:text-properties fo:color="#1d99f3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color="#1d99f3"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d1515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674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4775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1cdc9a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d99f3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ans1" fo:font-size="12pt" style:font-size-asian="12pt" style:font-size-complex="12pt"/>
    </style:style>
    <style:style style:name="T8" style:family="text">
      <style:text-properties fo:font-variant="normal" fo:text-transform="none" fo:color="#ed1515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b59b6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b59b6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c9ce3b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95a5a6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67400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3498db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Liberation Sans1" fo:font-size="12pt" style:font-name-asian="Courier New" style:font-size-asian="12pt" style:font-name-complex="Courier New" style:font-size-complex="12pt"/>
    </style:style>
    <style:style style:name="T16" style:family="text">
      <style:text-properties fo:color="#95a5a6" style:font-name="Liberation Sans1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17" style:family="text">
      <style:text-properties fo:color="#ed1515" style:font-name="Liberation Sans1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18" style:family="text">
      <style:text-properties fo:color="#f67400" style:font-name="Liberation Sans1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5.168cm" svg:height="1.79cm" svg:x="27.392cm" svg:y="1.2cm">
          <text:p text:style-name="P1"><text:span text:style-name="T1">update(</text:span><text:span text:style-name="T1"><text:line-break/></text:span><text:span text:style-name="T2">ExtTrace</text:span><text:span text:style-name="T1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168cm" svg:height="2.567cm" svg:x="9.9cm" svg:y="5.033cm">
          <text:p text:style-name="P1"><text:span text:style-name="T1">remove_dupllicates(</text:span><text:span text:style-name="T1"><text:line-break/></text:span><text:span text:style-name="T2">ExtTrace,</text:span><text:span text:style-name="T2"><text:line-break/></text:span><text:span text:style-name="T3">NExtTrace</text:span><text:span text:style-name="T1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5.168cm" svg:height="2.567cm" svg:x="21.23cm" svg:y="5.033cm">
          <text:p text:style-name="P1"><text:span text:style-name="T1">order_events(</text:span><text:span text:style-name="T1"><text:line-break/></text:span><text:span text:style-name="T3">NextTrace</text:span><text:span text:style-name="T4">,</text:span><text:span text:style-name="T4"><text:line-break/></text:span><text:span text:style-name="T5">OTrace</text:span><text:span text:style-name="T1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5.168cm" svg:height="2.567cm" svg:x="33.355cm" svg:y="5.033cm">
          <text:p text:style-name="P1"><text:span text:style-name="T1">manage_concurrency(</text:span><text:span text:style-name="T1"><text:line-break/></text:span><text:span text:style-name="T5">OTrace,</text:span><text:span text:style-name="T5"><text:line-break/></text:span><text:span text:style-name="T6">Trace</text:span><text:span text:style-name="T1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5.9cm" svg:height="2.567cm" svg:x="44.1cm" svg:y="13.082cm">
          <text:p><text:span text:style-name="T7">update_events(</text:span><text:span text:style-name="T7"><text:line-break/></text:span><text:span text:style-name="T8">[happens(E,</text:span><text:span text:style-name="T9">T</text:span><text:span text:style-name="T8">)|Events]</text:span><text:span text:style-name="T7"><text:line-break/>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29.976cm" svg:y1="2.99cm" svg:x2="12.484cm" svg:y2="5.033cm" draw:start-shape="id1" draw:start-glue-point="2" draw:end-shape="id2" draw:end-glue-point="0" svg:d="M29976 2990c0 1531-17492 510-17492 2043" svg:viewBox="0 0 17493 2044">
          <text:p/>
        </draw:connector>
        <draw:connector draw:style-name="gr5" draw:text-style-name="P4" draw:layer="layout" draw:type="curve" svg:x1="29.976cm" svg:y1="2.99cm" svg:x2="23.814cm" svg:y2="5.033cm" draw:start-shape="id1" draw:start-glue-point="2" draw:end-shape="id3" draw:end-glue-point="0" svg:d="M29976 2990c0 1531-6162 510-6162 2043" svg:viewBox="0 0 6163 2044">
          <text:p/>
        </draw:connector>
        <draw:connector draw:style-name="gr5" draw:text-style-name="P4" draw:layer="layout" draw:type="curve" svg:x1="29.976cm" svg:y1="2.99cm" svg:x2="35.939cm" svg:y2="5.033cm" draw:start-shape="id1" draw:start-glue-point="2" draw:end-shape="id4" draw:end-glue-point="0" svg:d="M29976 2990c0 1531 5963 510 5963 2043" svg:viewBox="0 0 5964 2044">
          <text:p/>
        </draw:connector>
        <draw:connector draw:style-name="gr5" draw:text-style-name="P4" draw:layer="layout" draw:type="curve" svg:x1="29.976cm" svg:y1="2.99cm" svg:x2="47.07cm" svg:y2="5.033cm" draw:start-shape="id1" draw:start-glue-point="2" draw:end-shape="id5" draw:end-glue-point="0" svg:d="M29976 2990c0 1531 17094 510 17094 2043" svg:viewBox="0 0 17095 2044">
          <text:p/>
        </draw:connector>
        <draw:custom-shape draw:style-name="gr6" draw:text-style-name="P2" xml:id="id7" draw:id="id7" draw:layer="layout" svg:width="5.2cm" svg:height="2.359cm" svg:x="18.3cm" svg:y="17.59cm">
          <text:p text:style-name="P1"><text:span text:style-name="T1">future_trace(</text:span><text:span text:style-name="T1"><text:line-break/></text:span><text:span text:style-name="T10">T,</text:span><text:span text:style-name="T1"><text:line-break/></text:span><text:span text:style-name="T11">FTraceRaw</text:span><text:span text:style-name="T1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5.2cm" svg:height="2.359cm" svg:x="27.1cm" svg:y="17.59cm">
          <text:p text:style-name="P1"><text:span text:style-name="T1">order_events(</text:span><text:span text:style-name="T1"><text:line-break/></text:span><text:span text:style-name="T11">FtraceRaw,</text:span><text:span text:style-name="T11"><text:line-break/></text:span><text:span text:style-name="T5">FTraceO</text:span><text:span text:style-name="T1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" draw:id="id9" draw:layer="layout" svg:width="5.2cm" svg:height="2.359cm" svg:x="36cm" svg:y="17.59cm">
          <text:p text:style-name="P1"><text:span text:style-name="T1">manage_concurrency(</text:span><text:span text:style-name="T1"><text:line-break/></text:span><text:span text:style-name="T5">FtraceO,</text:span><text:span text:style-name="T2"><text:line-break/></text:span><text:span text:style-name="T3">FTrace</text:span><text:span text:style-name="T1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0" draw:id="id10" draw:layer="layout" svg:width="5.2cm" svg:height="2.359cm" svg:x="9.7cm" svg:y="17.596cm">
          <text:p text:style-name="P1"><text:span text:style-name="T1">roll_back(</text:span><text:span text:style-name="T1"><text:line-break/></text:span><text:span text:style-name="T10">T</text:span><text:span text:style-name="T1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1" draw:id="id11" draw:layer="layout" svg:width="5.8cm" svg:height="2.359cm" svg:x="44.156cm" svg:y="17.59cm">
          <text:p><text:span text:style-name="T7">calculate_effects(</text:span><text:span text:style-name="T7"><text:line-break/></text:span><text:span text:style-name="T12">[</text:span><text:span text:style-name="T8">[happens(E,</text:span><text:span text:style-name="T9">T</text:span><text:span text:style-name="T8">)|Events]</text:span><text:span text:style-name="T12">|</text:span><text:span text:style-name="T13"><text:line-break/></text:span><text:span text:style-name="T13">FTrace</text:span><text:span text:style-name="T12">]</text:span><text:span text:style-name="T7"><text:line-break/>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curve" svg:x1="47.05cm" svg:y1="15.649cm" svg:x2="20.9cm" svg:y2="17.59cm" draw:start-shape="id6" draw:start-glue-point="2" draw:end-shape="id7" svg:d="M47050 15649c0 1455-26150 485-26150 1941" svg:viewBox="0 0 26151 1942">
          <text:p/>
        </draw:connector>
        <draw:connector draw:style-name="gr5" draw:text-style-name="P4" draw:layer="layout" draw:type="curve" svg:x1="47.05cm" svg:y1="15.649cm" svg:x2="29.7cm" svg:y2="17.59cm" draw:start-shape="id6" draw:start-glue-point="2" draw:end-shape="id8" draw:end-glue-point="0" svg:d="M47050 15649c0 1455-17350 485-17350 1941" svg:viewBox="0 0 17351 1942">
          <text:p/>
        </draw:connector>
        <draw:connector draw:style-name="gr5" draw:text-style-name="P4" draw:layer="layout" draw:type="curve" svg:x1="47.05cm" svg:y1="15.649cm" svg:x2="38.6cm" svg:y2="17.59cm" draw:start-shape="id6" draw:start-glue-point="2" draw:end-shape="id9" draw:end-glue-point="0" svg:d="M47050 15649c0 1455-8450 485-8450 1941" svg:viewBox="0 0 8451 1942">
          <text:p/>
        </draw:connector>
        <draw:connector draw:style-name="gr8" draw:text-style-name="P4" draw:layer="layout" draw:type="curve" svg:x1="47.05cm" svg:y1="15.649cm" svg:x2="12.3cm" svg:y2="17.596cm" draw:start-shape="id6" draw:start-glue-point="2" draw:end-shape="id10" draw:end-glue-point="0" svg:d="M47050 15649c0 1459-34750 486-34750 1947" svg:viewBox="0 0 34751 1948">
          <text:p/>
        </draw:connector>
        <draw:connector draw:style-name="gr9" draw:text-style-name="P4" draw:layer="layout" draw:type="curve" svg:x1="47.252cm" svg:y1="15.636cm" svg:x2="47.258cm" svg:y2="17.577cm" svg:d="M47252 15636c0 1456 6 486 6 1941" svg:viewBox="0 0 7 1942">
          <text:p/>
        </draw:connector>
        <draw:connector draw:style-name="gr10" draw:text-style-name="P4" draw:layer="layout" draw:type="curve" svg:x1="47.05cm" svg:y1="15.649cm" svg:x2="47.056cm" svg:y2="17.59cm" draw:start-shape="id6" draw:start-glue-point="2" draw:end-shape="id11" svg:d="M47050 15649c0 1455 6 485 6 1941" svg:viewBox="0 0 7 1942">
          <text:p/>
        </draw:connector>
        <draw:custom-shape draw:style-name="gr11" draw:text-style-name="P2" xml:id="id13" draw:id="id13" draw:layer="layout" svg:width="5.2cm" svg:height="1.79cm" svg:x="27.3cm" svg:y="22.112cm">
          <text:p text:style-name="P1"><text:span text:style-name="T1">open_current_MV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5" draw:id="id15" draw:layer="layout" svg:width="5.2cm" svg:height="1.79cm" svg:x="18.6cm" svg:y="22.112cm">
          <text:p text:style-name="P1"><text:span text:style-name="T1">remove_future_MV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4" draw:id="id14" draw:layer="layout" svg:width="5.2cm" svg:height="1.79cm" svg:x="9.7cm" svg:y="22.112cm">
          <text:p text:style-name="P1"><text:span text:style-name="T1">truncate_tr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2" draw:id="id12" draw:layer="layout" svg:width="5.2cm" svg:height="1.79cm" svg:x="36.3cm" svg:y="22.099cm">
          <text:p text:style-name="P1"><text:span text:style-name="T1">my_setof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curve" svg:x1="20.9cm" svg:y1="19.949cm" svg:x2="38.9cm" svg:y2="22.099cm" draw:start-shape="id7" draw:start-glue-point="2" draw:end-shape="id12" draw:end-glue-point="0" svg:d="M20900 19949c0 1612 18000 538 18000 2150" svg:viewBox="0 0 18001 2151">
          <text:p/>
        </draw:connector>
        <draw:connector draw:style-name="gr5" draw:text-style-name="P4" draw:layer="layout" draw:type="curve" svg:x1="12.3cm" svg:y1="19.955cm" svg:x2="29.9cm" svg:y2="22.112cm" draw:start-shape="id10" draw:start-glue-point="2" draw:end-shape="id13" draw:end-glue-point="0" svg:d="M12300 19955c0 1617 17600 539 17600 2157" svg:viewBox="0 0 17601 2158">
          <text:p/>
        </draw:connector>
        <draw:connector draw:style-name="gr5" draw:text-style-name="P4" draw:layer="layout" draw:type="curve" svg:x1="12.3cm" svg:y1="19.955cm" svg:x2="12.3cm" svg:y2="22.112cm" draw:start-shape="id10" draw:start-glue-point="2" draw:end-shape="id14" svg:d="M12300 19955v2157" svg:viewBox="0 0 1 2158">
          <text:p/>
        </draw:connector>
        <draw:connector draw:style-name="gr5" draw:text-style-name="P4" draw:layer="layout" draw:type="curve" svg:x1="12.3cm" svg:y1="19.955cm" svg:x2="21.2cm" svg:y2="22.112cm" draw:start-shape="id10" draw:start-glue-point="2" draw:end-shape="id15" draw:end-glue-point="0" svg:d="M12300 19955c0 1617 8900 539 8900 2157" svg:viewBox="0 0 8901 2158">
          <text:p/>
        </draw:connector>
        <draw:custom-shape draw:style-name="gr12" draw:text-style-name="P2" xml:id="id16" draw:id="id16" draw:layer="layout" svg:width="5.9cm" svg:height="1.79cm" svg:x="44.1cm" svg:y="25.1cm">
          <text:p><text:span text:style-name="T1">calculate_effect_events(</text:span><text:span text:style-name="T1"><text:line-break/></text:span><text:span text:style-name="T8">[happens(E,</text:span><text:span text:style-name="T9">T</text:span><text:span text:style-name="T8">)|Events]</text:span><text:span text:style-name="T1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20" draw:id="id20" draw:layer="layout" svg:width="5.2cm" svg:height="1.79cm" svg:x="35.6cm" svg:y="30.759cm">
          <text:p text:style-name="P1"><text:span text:style-name="T1">my_setof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9" draw:id="id19" draw:layer="layout" svg:width="5.2cm" svg:height="1.79cm" svg:x="26.9cm" svg:y="30.759cm">
          <text:p text:style-name="P1"><text:span text:style-name="T1">close_mv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8" draw:id="id18" draw:layer="layout" svg:width="5.2cm" svg:height="1.79cm" svg:x="18cm" svg:y="30.759cm">
          <text:p text:style-name="P1"><text:span text:style-name="T1">my_setof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7" draw:id="id17" draw:layer="layout" svg:width="5.5cm" svg:height="1.79cm" svg:x="9.2cm" svg:y="30.759cm">
          <text:p text:style-name="P1"><text:span text:style-name="T1">assert_all(</text:span><text:span text:style-name="T1"><text:line-break/></text:span><text:span text:style-name="T8">[happens(E,</text:span><text:span text:style-name="T9">T</text:span><text:span text:style-name="T8">)|Events]</text:span><text:span text:style-name="T1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21" draw:id="id21" draw:layer="layout" svg:width="5.2cm" svg:height="1.79cm" svg:x="44.442cm" svg:y="30.759cm">
          <text:p text:style-name="P1"><text:span text:style-name="T1">open_mv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curve" svg:x1="47.05cm" svg:y1="26.89cm" svg:x2="11.95cm" svg:y2="30.759cm" draw:start-shape="id16" draw:start-glue-point="2" draw:end-shape="id17" draw:end-glue-point="0" svg:d="M47050 26890c0 2902-35100 968-35100 3869" svg:viewBox="0 0 35101 3870">
          <text:p/>
        </draw:connector>
        <draw:connector draw:style-name="gr5" draw:text-style-name="P4" draw:layer="layout" draw:type="curve" svg:x1="47.05cm" svg:y1="26.89cm" svg:x2="20.6cm" svg:y2="30.759cm" draw:start-shape="id16" draw:start-glue-point="2" draw:end-shape="id18" svg:d="M47050 26890c0 2902-26450 968-26450 3869" svg:viewBox="0 0 26451 3870">
          <text:p/>
        </draw:connector>
        <draw:connector draw:style-name="gr5" draw:text-style-name="P4" draw:layer="layout" draw:type="curve" svg:x1="47.05cm" svg:y1="26.89cm" svg:x2="29.5cm" svg:y2="30.759cm" draw:start-shape="id16" draw:start-glue-point="2" draw:end-shape="id19" draw:end-glue-point="0" svg:d="M47050 26890c0 2902-17550 968-17550 3869" svg:viewBox="0 0 17551 3870">
          <text:p/>
        </draw:connector>
        <draw:connector draw:style-name="gr5" draw:text-style-name="P4" draw:layer="layout" draw:type="curve" svg:x1="47.05cm" svg:y1="26.89cm" svg:x2="38.2cm" svg:y2="30.759cm" draw:start-shape="id16" draw:start-glue-point="2" draw:end-shape="id20" draw:end-glue-point="0" svg:d="M47050 26890c0 2902-8850 968-8850 3869" svg:viewBox="0 0 8851 3870">
          <text:p/>
        </draw:connector>
        <draw:connector draw:style-name="gr5" draw:text-style-name="P4" draw:layer="layout" draw:type="curve" svg:x1="47.05cm" svg:y1="26.89cm" svg:x2="47.042cm" svg:y2="30.759cm" draw:start-shape="id16" draw:start-glue-point="2" draw:end-shape="id21" draw:end-glue-point="0" svg:d="M47050 26890c0 2902-8 968-8 3869" svg:viewBox="0 0 9 3870">
          <text:p/>
        </draw:connector>
        <draw:connector draw:style-name="gr14" draw:text-style-name="P4" draw:layer="layout" draw:type="curve" svg:x1="15.068cm" svg:y1="6.316cm" svg:x2="21.23cm" svg:y2="6.316cm" draw:start-shape="id2" draw:start-glue-point="1" draw:end-shape="id3" draw:end-glue-point="3" svg:d="M15068 6316h6162" svg:viewBox="0 0 6163 1">
          <text:p/>
        </draw:connector>
        <draw:connector draw:style-name="gr15" draw:text-style-name="P4" draw:layer="layout" draw:type="curve" svg:x1="26.398cm" svg:y1="6.316cm" svg:x2="33.355cm" svg:y2="6.316cm" draw:start-shape="id3" draw:start-glue-point="1" draw:end-shape="id4" draw:end-glue-point="3" svg:d="M26398 6316h6957" svg:viewBox="0 0 6958 1">
          <text:p/>
        </draw:connector>
        <draw:connector draw:style-name="gr16" draw:text-style-name="P4" draw:layer="layout" draw:type="curve" svg:x1="38.523cm" svg:y1="6.316cm" svg:x2="44.486cm" svg:y2="6.316cm" draw:start-shape="id4" draw:start-glue-point="1" draw:end-shape="id5" draw:end-glue-point="3" svg:d="M38523 6316h5963" svg:viewBox="0 0 5964 1">
          <text:p text:style-name="P1"/>
        </draw:connector>
        <draw:connector draw:style-name="gr17" draw:text-style-name="P4" draw:layer="layout" draw:type="curve" svg:x1="23.5cm" svg:y1="18.769cm" svg:x2="27.1cm" svg:y2="18.769cm" draw:start-shape="id7" draw:start-glue-point="1" draw:end-shape="id8" draw:end-glue-point="3" svg:d="M23500 18769h3600" svg:viewBox="0 0 3601 1">
          <text:p/>
        </draw:connector>
        <draw:connector draw:style-name="gr15" draw:text-style-name="P4" draw:layer="layout" draw:type="curve" svg:x1="32.3cm" svg:y1="18.769cm" svg:x2="36cm" svg:y2="18.769cm" draw:start-shape="id8" draw:start-glue-point="1" draw:end-shape="id9" svg:d="M32300 18769h3700" svg:viewBox="0 0 3701 1">
          <text:p/>
        </draw:connector>
        <draw:connector draw:style-name="gr14" draw:text-style-name="P4" draw:layer="layout" draw:type="curve" svg:x1="41.2cm" svg:y1="18.769cm" svg:x2="44.156cm" svg:y2="18.769cm" draw:start-shape="id9" draw:start-glue-point="1" draw:end-shape="id11" draw:end-glue-point="3" svg:d="M41200 18769h2956" svg:viewBox="0 0 2957 1">
          <text:p/>
        </draw:connector>
        <draw:custom-shape draw:style-name="gr18" draw:text-style-name="P2" xml:id="id5" draw:id="id5" draw:layer="layout" svg:width="5.169cm" svg:height="2.567cm" svg:x="44.486cm" svg:y="5.033cm">
          <text:p text:style-name="P1"><text:span text:style-name="T1">update_events(</text:span><text:span text:style-name="T1"><text:line-break/></text:span><text:span text:style-name="T6">Trace</text:span><text:span text:style-name="T6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23" draw:id="id23" draw:layer="layout" svg:width="5.665cm" svg:height="2.767cm" svg:x="44.235cm" svg:y="9.033cm">
          <text:p text:style-name="P5"><text:span text:style-name="T1">update_events([]).</text:span></text:p>
          <text:p text:style-name="P5"><text:span text:style-name="T1">update_events(</text:span><text:span text:style-name="T14">[</text:span><text:span text:style-name="T2">H</text:span><text:span text:style-name="T14">|T]</text:span><text:span text:style-name="T1">):-</text:span></text:p>
          <text:p text:style-name="P5"><text:span text:style-name="T1"><text:tab/></text:span><text:span text:style-name="T1">update_events(</text:span><text:span text:style-name="T2">H</text:span><text:span text:style-name="T1">),</text:span></text:p>
          <text:p text:style-name="P5"><text:span text:style-name="T1"><text:tab/></text:span><text:span text:style-name="T1">update_events(T).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22" draw:id="id22" draw:layer="layout" svg:width="5.169cm" svg:height="2.567cm" svg:x="44.486cm" svg:y="5.033cm">
          <text:p text:style-name="P1"><text:span text:style-name="T1">update_events(</text:span><text:span text:style-name="T1"><text:line-break/></text:span><text:span text:style-name="T6">Trace</text:span><text:span text:style-name="T6"><text:line-break/>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4" draw:layer="layout" draw:type="curve" svg:x1="47.07cm" svg:y1="7.6cm" svg:x2="47.067cm" svg:y2="9.033cm" draw:start-shape="id22" draw:start-glue-point="2" draw:end-shape="id23" draw:end-glue-point="0" svg:d="M47070 7600c0 1074-3 358-3 1433" svg:viewBox="0 0 4 1434">
          <text:p/>
        </draw:connector>
        <draw:connector draw:style-name="gr21" draw:text-style-name="P4" draw:layer="layout" draw:type="curve" svg:x1="47.067cm" svg:y1="11.8cm" svg:x2="47.05cm" svg:y2="13.082cm" draw:start-shape="id23" draw:start-glue-point="2" draw:end-shape="id6" draw:end-glue-point="0" svg:d="M47067 11800c0 960-17 319-17 1282" svg:viewBox="0 0 18 1283">
          <text:p/>
        </draw:connector>
        <draw:custom-shape draw:style-name="gr22" draw:text-style-name="P8" xml:id="id24" draw:id="id24" draw:layer="layout" svg:width="7.1cm" svg:height="2.467cm" svg:x="43.5cm" svg:y="21.433cm">
          <text:p text:style-name="P7"><text:span text:style-name="T15">calculate_effects([]).</text:span></text:p>
          <text:p text:style-name="P7"><text:span text:style-name="T15">calculate_effects(</text:span><text:span text:style-name="T16">[</text:span><text:span text:style-name="T17">H</text:span><text:span text:style-name="T16">|</text:span><text:span text:style-name="T18">T</text:span><text:span text:style-name="T16">]</text:span><text:span text:style-name="T15">):-</text:span></text:p>
          <text:p text:style-name="P7"><text:span text:style-name="T15"><text:tab/></text:span><text:span text:style-name="T15">calculate_effects_events(</text:span><text:span text:style-name="T17">H</text:span><text:span text:style-name="T15">),</text:span></text:p>
          <text:p text:style-name="P7"><text:span text:style-name="T15"><text:tab/></text:span><text:span text:style-name="T15">calculate_effects(</text:span><text:span text:style-name="T18">T</text:span><text:span text:style-name="T15">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4" draw:layer="layout" draw:type="curve" svg:x1="47.056cm" svg:y1="19.949cm" svg:x2="47.05cm" svg:y2="21.433cm" draw:start-shape="id11" draw:start-glue-point="2" draw:end-shape="id24" draw:end-glue-point="0" svg:d="M47056 19949c0 1111-6 370-6 1484" svg:viewBox="0 0 7 1485">
          <text:p/>
        </draw:connector>
        <draw:connector draw:style-name="gr24" draw:text-style-name="P4" draw:layer="layout" draw:type="curve" svg:x1="47.05cm" svg:y1="23.9cm" svg:x2="47.05cm" svg:y2="25.1cm" draw:start-shape="id24" draw:start-glue-point="2" draw:end-shape="id16" draw:end-glue-point="0" svg:d="M47050 23900v1200" svg:viewBox="0 0 1 1201">
          <text:p/>
        </draw:connector>
        <draw:frame draw:style-name="gr25" draw:text-style-name="P10" draw:layer="layout" svg:width="5.5cm" svg:height="3.2cm" svg:x="38.7cm" svg:y="6.4cm">
          <draw:text-box>
            <text:p text:style-name="P9"><text:span text:style-name="T6">Trace is a list of lists. Each sublist is a list of events that happen in the same timepoint</text:span></text:p>
          </draw:text-box>
        </draw:frame>
        <draw:frame draw:style-name="gr26" draw:text-style-name="P12" draw:layer="layout" svg:width="5cm" svg:height="2.439cm" svg:x="50.2cm" svg:y="9.2cm">
          <draw:text-box>
            <text:p text:style-name="P11"><text:span text:style-name="T19">Extracts the sublist from the lists of lists (Trace)</text:span></text:p>
          </draw:text-box>
        </draw:frame>
        <draw:frame draw:style-name="gr26" draw:text-style-name="P12" draw:layer="layout" svg:width="5cm" svg:height="2.1cm" svg:x="50.2cm" svg:y="13.101cm">
          <draw:text-box>
            <text:p text:style-name="P11"><text:span text:style-name="T19">List of events that happen contemporarily</text:span></text:p>
          </draw:text-box>
        </draw:frame>
        <draw:frame draw:style-name="gr26" draw:text-style-name="P12" draw:layer="layout" svg:width="5cm" svg:height="2.439cm" svg:x="9.662cm" svg:y="23.999cm">
          <draw:text-box>
            <text:p text:style-name="P11"><text:span text:style-name="T19">Removes from Prolog KB the events that occur after T</text:span></text:p>
          </draw:text-box>
        </draw:frame>
        <draw:frame draw:style-name="gr26" draw:text-style-name="P12" draw:layer="layout" svg:width="5cm" svg:height="2.1cm" svg:x="18.562cm" svg:y="24cm">
          <draw:text-box>
            <text:p text:style-name="P11"><text:span text:style-name="T19">Removes MVIs that start to hold after T</text:span></text:p>
          </draw:text-box>
        </draw:frame>
        <draw:frame draw:style-name="gr26" draw:text-style-name="P12" draw:layer="layout" svg:width="5cm" svg:height="2.1cm" svg:x="27.262cm" svg:y="24cm">
          <draw:text-box>
            <text:p text:style-name="P11"><text:span text:style-name="T19">Removes MVIs that hold at timepoint T</text:span></text:p>
          </draw:text-box>
        </draw:frame>
        <draw:frame draw:style-name="gr26" draw:text-style-name="P12" draw:layer="layout" svg:width="5cm" svg:height="2.986cm" svg:x="36.162cm" svg:y="24cm">
          <draw:text-box>
            <text:p text:style-name="P11"><text:span text:style-name="T19">Extracts all the events that happen after T from the Prolog KB</text:span></text:p>
          </draw:text-box>
        </draw:frame>
        <draw:frame draw:style-name="gr26" draw:text-style-name="P12" draw:layer="layout" svg:width="5cm" svg:height="2.986cm" svg:x="9.162cm" svg:y="32.8cm">
          <draw:text-box>
            <text:p text:style-name="P11"><text:span text:style-name="T19">Asserts all the events that happen at timepoint T in the Prolog KB</text:span></text:p>
          </draw:text-box>
        </draw:frame>
        <draw:frame draw:style-name="gr27" draw:text-style-name="P12" draw:layer="layout" svg:width="5.238cm" svg:height="2.439cm" svg:x="17.962cm" svg:y="32.8cm">
          <draw:text-box>
            <text:p text:style-name="P11"><text:span text:style-name="T19">Finds the fluents that are clipped by the events assertion</text:span></text:p>
          </draw:text-box>
        </draw:frame>
        <draw:frame draw:style-name="gr27" draw:text-style-name="P12" draw:layer="layout" svg:width="5.238cm" svg:height="2.986cm" svg:x="26.662cm" svg:y="32.801cm">
          <draw:text-box>
            <text:p text:style-name="P11"><text:span text:style-name="T19">Closes the clipped fluents by retracting their old mvis and asserting new ones</text:span></text:p>
          </draw:text-box>
        </draw:frame>
        <draw:frame draw:style-name="gr27" draw:text-style-name="P12" draw:layer="layout" svg:width="5.238cm" svg:height="2.439cm" svg:x="35.362cm" svg:y="32.801cm">
          <draw:text-box>
            <text:p text:style-name="P11"><text:span text:style-name="T19">Finds the fluents that are declipped by the events assertion</text:span></text:p>
          </draw:text-box>
        </draw:frame>
        <draw:frame draw:style-name="gr27" draw:text-style-name="P12" draw:layer="layout" svg:width="5.238cm" svg:height="2.986cm" svg:x="44.062cm" svg:y="32.802cm">
          <draw:text-box>
            <text:p text:style-name="P11"><text:span text:style-name="T19">Opens the declipped fluents by retracting their old mvis and asserting new on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3:19:49.271000000</meta:creation-date>
    <dc:date>2017-05-09T19:26:51.727000000</dc:date>
    <meta:editing-duration>PT6H1M45S</meta:editing-duration>
    <meta:editing-cycles>63</meta:editing-cycles>
    <meta:generator>LibreOffice/5.3.1.2$Windows_x86 LibreOffice_project/e80a0e0fd1875e1696614d24c32df0f95f03deb2</meta:generator>
    <meta:document-statistic meta:object-count="65"/>
  </office:meta>
</office:document-meta>
</file>